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E000001F0E4DD341151A3B4FF.png" manifest:media-type="image/png"/>
  <manifest:file-entry manifest:full-path="Pictures/10000000000004A70000008771B00C8ADDE01A7C.png" manifest:media-type="image/png"/>
  <manifest:file-entry manifest:full-path="Pictures/10000000000004A1000000827E647B58847E5244.png" manifest:media-type="image/png"/>
  <manifest:file-entry manifest:full-path="Pictures/10000000000004A5000000B91B8F40E25DA7AC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22e004"/>
    </style:style>
    <style:style style:name="T2" style:family="text">
      <style:text-properties officeooo:rsid="00256d06"/>
    </style:style>
    <style:style style:name="T3" style:family="text">
      <style:text-properties officeooo:rsid="0027cd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.288cm, 0cm, 0cm, 0.2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3">12</text:span></text:p>
      <text:p text:style-name="P2"/>
      <text:p text:style-name="P1"><draw:frame draw:style-name="fr1" draw:name="Figura1" text:anchor-type="paragraph" svg:width="17cm" svg:height="8.036cm" draw:z-index="0"><draw:image xlink:href="Pictures/100000000000029E000001F0E4DD341151A3B4FF.png" xlink:type="simple" xlink:show="embed" xlink:actuate="onLoad"/></draw:frame><draw:frame draw:style-name="fr2" draw:name="Figura2" text:anchor-type="paragraph" svg:y="8.678cm" svg:width="16.868cm" svg:height="1.864cm" draw:z-index="1"><draw:image xlink:href="Pictures/10000000000004A70000008771B00C8ADDE01A7C.png" xlink:type="simple" xlink:show="embed" xlink:actuate="onLoad"/></draw:frame></text:p>
      <text:p text:style-name="P1"/>
      <text:p text:style-name="P1"><draw:frame draw:style-name="fr1" draw:name="Figura3" text:anchor-type="paragraph" svg:width="17cm" svg:height="1.953cm" draw:z-index="2"><draw:image xlink:href="Pictures/10000000000004A1000000827E647B58847E5244.png" xlink:type="simple" xlink:show="embed" xlink:actuate="onLoad"/></draw:frame></text:p>
      <text:p text:style-name="P1"><draw:frame draw:style-name="fr1" draw:name="Figura4" text:anchor-type="paragraph" svg:width="17cm" svg:height="2.822cm" draw:z-index="3"><draw:image xlink:href="Pictures/10000000000004A5000000B91B8F40E25DA7AC8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6T13:54:43.635000000</dc:date>
    <meta:editing-duration>PT5H33M59S</meta:editing-duration>
    <meta:editing-cycles>31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2" meta:character-count="8" meta:non-whitespace-character-count="7"/>
  </office:meta>
</office:document-meta>
</file>